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8000000B48F915E3D.png"/>
  <manifest:file-entry manifest:media-type="image/png" manifest:full-path="Pictures/1000020100000103000000C375E855ED.png"/>
  <manifest:file-entry manifest:media-type="image/png" manifest:full-path="Pictures/10000201000001560000009304E623B0.png"/>
  <manifest:file-entry manifest:media-type="image/png" manifest:full-path="Pictures/10000201000000B900000111CC6E7D04.png"/>
  <manifest:file-entry manifest:media-type="image/png" manifest:full-path="Pictures/10000201000000C5000001008E52DEED.png"/>
  <manifest:file-entry manifest:media-type="image/png" manifest:full-path="Pictures/1000020100000138000000A19C4B6EF6.png"/>
  <manifest:file-entry manifest:media-type="image/png" manifest:full-path="Pictures/100002010000014B000000988DDCC737.png"/>
  <manifest:file-entry manifest:media-type="image/png" manifest:full-path="Pictures/10000201000000C5000001001FB0D2F6.png"/>
  <manifest:file-entry manifest:media-type="image/png" manifest:full-path="Pictures/100002010000012C000000A830EB9BA3.png"/>
  <manifest:file-entry manifest:media-type="image/png" manifest:full-path="Pictures/1000020100000103000000C22DCB97B3.png"/>
  <manifest:file-entry manifest:media-type="image/png" manifest:full-path="Pictures/10000201000000CA000000FA9FC78D81.png"/>
  <manifest:file-entry manifest:media-type="image/png" manifest:full-path="Pictures/10000201000000C50000010061D1022A.png"/>
  <manifest:file-entry manifest:media-type="image/png" manifest:full-path="Pictures/10000201000000FD000000C775480518.png"/>
  <manifest:file-entry manifest:media-type="image/png" manifest:full-path="Pictures/10000201000000C5000000FFB403CB17.png"/>
  <manifest:file-entry manifest:media-type="image/png" manifest:full-path="Pictures/100002010000013E0000009F7326C175.png"/>
  <manifest:file-entry manifest:media-type="image/png" manifest:full-path="Pictures/1000020100000110000000BA77587249.png"/>
  <manifest:file-entry manifest:media-type="image/png" manifest:full-path="Pictures/10000201000000C300000102B382F8A0.png"/>
  <manifest:file-entry manifest:media-type="image/png" manifest:full-path="Pictures/10000201000000B700000114B68B31B8.png"/>
  <manifest:file-entry manifest:media-type="image/png" manifest:full-path="Pictures/10000201000000FD000000C70C805CE8.png"/>
  <manifest:file-entry manifest:media-type="image/png" manifest:full-path="Pictures/1000020100000117000000B5D291BA90.png"/>
  <manifest:file-entry manifest:media-type="image/png" manifest:full-path="Pictures/1000020100000114000000B7E5134977.png"/>
  <manifest:file-entry manifest:media-type="image/png" manifest:full-path="Pictures/10000201000000B700000109E9C496D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2.906cm" svg:y="-1.67cm" svg:width="4.842cm" svg:height="7.011cm" draw:z-index="0"><draw:image xlink:href="Pictures/10000201000000B700000109E9C496DA.png" xlink:type="simple" xlink:show="embed" xlink:actuate="onLoad"/></draw:frame><draw:frame draw:style-name="fr1" draw:name="Image20" text:anchor-type="paragraph" svg:x="17.983cm" svg:y="-2cm" svg:width="5.345cm" svg:height="6.615cm" draw:z-index="19"><draw:image xlink:href="Pictures/10000201000000CA000000FA9FC78D81.png" xlink:type="simple" xlink:show="embed" xlink:actuate="onLoad"/></draw:frame>Les Pub</text:p>
      <text:p text:style-name="Standard">Faire une pub pour l’agent troublant</text:p>
      <text:p text:style-name="Standard"><draw:frame draw:style-name="fr1" draw:name="Image3" text:anchor-type="paragraph" svg:x="4.029cm" svg:y="0.078cm" svg:width="7.197cm" svg:height="4.921cm" draw:z-index="2"><draw:image xlink:href="Pictures/1000020100000110000000BA77587249.png" xlink:type="simple" xlink:show="embed" xlink:actuate="onLoad"/></draw:frame><draw:frame draw:style-name="fr1" draw:name="Image4" text:anchor-type="paragraph" svg:x="7.721cm" svg:y="5.927cm" svg:width="8.758cm" svg:height="4.022cm" draw:z-index="3"><draw:image xlink:href="Pictures/100002010000014B000000988DDCC737.png" xlink:type="simple" xlink:show="embed" xlink:actuate="onLoad"/></draw:frame><draw:frame draw:style-name="fr1" draw:name="Image5" text:anchor-type="paragraph" svg:x="20.301cm" svg:y="15.69cm" svg:width="7.303cm" svg:height="4.842cm" draw:z-index="4"><draw:image xlink:href="Pictures/1000020100000114000000B7E5134977.png" xlink:type="simple" xlink:show="embed" xlink:actuate="onLoad"/></draw:frame><draw:frame draw:style-name="fr1" draw:name="Image6" text:anchor-type="paragraph" svg:x="-0.654cm" svg:y="5.636cm" svg:width="8.255cm" svg:height="4.26cm" draw:z-index="5"><draw:image xlink:href="Pictures/1000020100000138000000A19C4B6EF6.png" xlink:type="simple" xlink:show="embed" xlink:actuate="onLoad"/></draw:frame><draw:frame draw:style-name="fr1" draw:name="Image7" text:anchor-type="paragraph" svg:x="-0.258cm" svg:y="9.657cm" svg:width="8.414cm" svg:height="4.207cm" draw:z-index="6"><draw:image xlink:href="Pictures/100002010000013E0000009F7326C175.png" xlink:type="simple" xlink:show="embed" xlink:actuate="onLoad"/></draw:frame><draw:frame draw:style-name="fr1" draw:name="Image8" text:anchor-type="paragraph" svg:x="7.839cm" svg:y="10.16cm" svg:width="7.938cm" svg:height="4.445cm" draw:z-index="7"><draw:image xlink:href="Pictures/100002010000012C000000A830EB9BA3.png" xlink:type="simple" xlink:show="embed" xlink:actuate="onLoad"/></draw:frame><draw:frame draw:style-name="fr1" draw:name="Image9" text:anchor-type="paragraph" svg:x="-0.258cm" svg:y="13.388cm" svg:width="5.212cm" svg:height="6.747cm" draw:z-index="8"><draw:image xlink:href="Pictures/10000201000000C5000000FFB403CB17.png" xlink:type="simple" xlink:show="embed" xlink:actuate="onLoad"/></draw:frame><draw:frame draw:style-name="fr1" draw:name="Image10" text:anchor-type="paragraph" svg:x="12.307cm" svg:y="13.178cm" svg:width="6.694cm" svg:height="5.265cm" draw:z-index="9"><draw:image xlink:href="Pictures/10000201000000FD000000C775480518.png" xlink:type="simple" xlink:show="embed" xlink:actuate="onLoad"/></draw:frame><draw:frame draw:style-name="fr1" draw:name="Image11" text:anchor-type="paragraph" svg:x="5.736cm" svg:y="13.07cm" svg:width="4.842cm" svg:height="7.303cm" draw:z-index="10"><draw:image xlink:href="Pictures/10000201000000B700000114B68B31B8.png" xlink:type="simple" xlink:show="embed" xlink:actuate="onLoad"/></draw:frame><draw:frame draw:style-name="fr1" draw:name="Image12" text:anchor-type="paragraph" svg:x="12.986cm" svg:y="18.018cm" svg:width="4.895cm" svg:height="7.223cm" draw:z-index="11"><draw:image xlink:href="Pictures/10000201000000B900000111CC6E7D04.png" xlink:type="simple" xlink:show="embed" xlink:actuate="onLoad"/></draw:frame><draw:frame draw:style-name="fr1" draw:name="Image13" text:anchor-type="paragraph" svg:x="2.482cm" svg:y="19.05cm" svg:width="5.212cm" svg:height="6.773cm" draw:z-index="12"><draw:image xlink:href="Pictures/10000201000000C5000001008E52DEED.png" xlink:type="simple" xlink:show="embed" xlink:actuate="onLoad"/></draw:frame><draw:frame draw:style-name="fr1" draw:name="Image14" text:anchor-type="paragraph" svg:x="8.673cm" svg:y="21.14cm" svg:width="7.382cm" svg:height="4.789cm" draw:z-index="13"><draw:image xlink:href="Pictures/1000020100000117000000B5D291BA90.png" xlink:type="simple" xlink:show="embed" xlink:actuate="onLoad"/></draw:frame><draw:frame draw:style-name="fr1" draw:name="Image15" text:anchor-type="paragraph" svg:x="2.482cm" svg:y="19.05cm" svg:width="5.212cm" svg:height="6.773cm" draw:z-index="14"><draw:image xlink:href="Pictures/10000201000000C50000010061D1022A.png" xlink:type="simple" xlink:show="embed" xlink:actuate="onLoad"/></draw:frame><draw:frame draw:style-name="fr1" draw:name="Image16" text:anchor-type="paragraph" svg:x="19.743cm" svg:y="21.006cm" svg:width="6.853cm" svg:height="5.133cm" draw:z-index="15"><draw:image xlink:href="Pictures/1000020100000103000000C22DCB97B3.png" xlink:type="simple" xlink:show="embed" xlink:actuate="onLoad"/></draw:frame><draw:frame draw:style-name="fr1" draw:name="Image17" text:anchor-type="paragraph" svg:x="19.637cm" svg:y="29.395cm" svg:width="5.212cm" svg:height="6.773cm" draw:z-index="16"><draw:image xlink:href="Pictures/10000201000000C5000001001FB0D2F6.png" xlink:type="simple" xlink:show="embed" xlink:actuate="onLoad"/></draw:frame><draw:frame draw:style-name="fr1" draw:name="Image18" text:anchor-type="paragraph" svg:x="6.17cm" svg:y="31.221cm" svg:width="5.159cm" svg:height="6.826cm" draw:z-index="17"><draw:image xlink:href="Pictures/10000201000000C300000102B382F8A0.png" xlink:type="simple" xlink:show="embed" xlink:actuate="onLoad"/></draw:frame><draw:frame draw:style-name="fr1" draw:name="Image19" text:anchor-type="paragraph" svg:x="11.328cm" svg:y="30.401cm" svg:width="6.694cm" svg:height="5.265cm" draw:z-index="18"><draw:image xlink:href="Pictures/10000201000000FD000000C70C805CE8.png" xlink:type="simple" xlink:show="embed" xlink:actuate="onLoad"/></draw:frame><draw:frame draw:style-name="fr1" draw:name="Image21" text:anchor-type="paragraph" svg:x="16.21cm" svg:y="4.392cm" svg:width="9.049cm" svg:height="3.889cm" draw:z-index="20"><draw:image xlink:href="Pictures/10000201000001560000009304E623B0.png" xlink:type="simple" xlink:show="embed" xlink:actuate="onLoad"/></draw:frame><draw:frame draw:style-name="fr1" draw:name="Image22" text:anchor-type="paragraph" svg:x="16.912cm" svg:y="8.28cm" svg:width="6.853cm" svg:height="5.159cm" draw:z-index="21"><draw:image xlink:href="Pictures/1000020100000103000000C375E855ED.png" xlink:type="simple" xlink:show="embed" xlink:actuate="onLoad"/></draw:frame><draw:frame draw:style-name="fr1" draw:name="Image2" text:anchor-type="paragraph" svg:x="2.683cm" svg:y="3.941cm" svg:width="7.408cm" svg:height="4.763cm" draw:z-index="1"><draw:image xlink:href="Pictures/1000020100000118000000B48F915E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29T15:41:03.107840840</meta:creation-date>
    <dc:date>2018-10-05T11:12:44.32</dc:date>
    <meta:editing-duration>P1DT1H9M23S</meta:editing-duration>
    <meta:editing-cycles>4</meta:editing-cycles>
    <meta:generator>OpenOffice/4.1.5$Win32 OpenOffice.org_project/415m1$Build-9789</meta:generator>
    <dc:creator>Arriette Lecouineur</dc:creator>
    <meta:document-statistic meta:table-count="0" meta:image-count="22" meta:object-count="0" meta:page-count="1" meta:paragraph-count="2" meta:word-count="8" meta:character-count="43"/>
  </office:meta>
</office:document-meta>
</file>